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78in" fo:break-before="page" style:use-optimal-row-height="true"/>
    </style:style>
    <style:style style:name="ro6" style:family="table-row">
      <style:table-row-properties style:row-height="0.1835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008000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008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weight="normal" style:font-name-asian="WenQuanYi Micro Hei" style:font-weight-asian="normal" style:font-name-complex="Lohit Hindi" style:font-weight-complex="normal"/>
    </style:style>
    <style:style style:name="ce9" style:family="table-cell" style:parent-style-name="Default">
      <style:table-cell-properties fo:background-color="#314004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008000"/>
      <style:text-properties fo:color="#ffffff" fo:font-size="14pt" style:font-size-asian="14pt" style:font-size-complex="14pt"/>
    </style:style>
    <style:style style:name="ce14" style:family="table-cell" style:parent-style-name="Default">
      <style:table-cell-properties fo:background-color="#008000"/>
      <style:text-properties fo:color="#ffffff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>
      <style:graphic-properties draw:textarea-horizontal-align="justify" draw:textarea-vertical-align="middle" draw:auto-grow-height="false" fo:wrap-option="wrap"/>
    </style:style>
    <style:style style:name="gr4" style:family="graphic">
      <style:graphic-properties draw:textarea-horizontal-align="justify" draw:textarea-vertical-align="middle" draw:auto-grow-height="false" fo:min-height="0.1878in" fo:min-width="0.8394in"/>
    </style:style>
    <style:style style:name="gr5" style:family="graphic">
      <style:graphic-properties draw:stroke="dash" draw:stroke-dash="Ultrafine_20_Dashed" draw:fill-color="#cfe7f5" draw:textarea-horizontal-align="justify" draw:textarea-vertical-align="middle" draw:auto-grow-height="false" fo:min-height="0.7937in" fo:min-width="3.1087in" fo:wrap-option="no-wrap"/>
    </style:style>
    <style:style style:name="gr6" style:family="graphic">
      <style:graphic-properties draw:textarea-horizontal-align="justify" draw:textarea-vertical-align="middle" draw:auto-grow-height="false" fo:min-height="0.489in" fo:min-width="0.489in"/>
    </style:style>
    <style:style style:name="gr7" style:family="graphic">
      <style:graphic-properties draw:marker-start="" draw:marker-end="Arrowheads_20_1" draw:textarea-horizontal-align="center" draw:textarea-vertical-align="middle"/>
    </style:style>
    <style:style style:name="gr8" style:family="graphic">
      <style:graphic-properties draw:textarea-horizontal-align="center" draw:textarea-vertical-align="middle"/>
    </style:style>
    <style:style style:name="gr9" style:family="graphic">
      <style:graphic-properties draw:fill="none" draw:textarea-vertical-align="middle" draw:auto-grow-height="false" fo:min-height="0.8067in" fo:min-width="1.9724in"/>
    </style:style>
    <style:style style:name="gr10" style:family="graphic">
      <style:graphic-properties draw:textarea-horizontal-align="center" draw:textarea-vertical-align="middle"/>
    </style:style>
    <style:style style:name="gr11" style:family="graphic">
      <style:graphic-properties draw:textarea-horizontal-align="justify" draw:textarea-vertical-align="middle" draw:auto-grow-height="false" fo:min-height="0.5346in" fo:min-width="1.3957in"/>
    </style:style>
    <style:style style:name="gr12" style:family="graphic">
      <style:graphic-properties draw:textarea-horizontal-align="justify" draw:textarea-vertical-align="middle" draw:auto-grow-height="false" fo:min-height="0.3622in" fo:min-width="0.3571in"/>
    </style:style>
    <style:style style:name="gr13" style:family="graphic">
      <style:graphic-properties draw:marker-end="Arrowheads_20_1" draw:textarea-horizontal-align="center" draw:textarea-vertical-align="middle"/>
    </style:style>
    <style:style style:name="gr14" style:family="graphic">
      <style:graphic-properties draw:stroke="none" svg:stroke-color="#000000" draw:fill="none" draw:fill-color="#ffffff" fo:min-height="0.1941in"/>
    </style:style>
    <style:style style:name="gr15" style:family="graphic">
      <style:graphic-properties draw:textarea-horizontal-align="justify" draw:textarea-vertical-align="middle" draw:auto-grow-height="false" fo:min-height="0.3492in" fo:min-width="1.3461in"/>
    </style:style>
    <style:style style:name="gr16" style:family="graphic">
      <style:graphic-properties draw:textarea-horizontal-align="justify" draw:textarea-vertical-align="middle" draw:auto-grow-height="false" fo:min-height="0.3575in" fo:min-width="1.3461in"/>
    </style:style>
    <style:style style:name="gr17" style:family="graphic">
      <style:graphic-properties draw:textarea-horizontal-align="justify" draw:textarea-vertical-align="middle" draw:auto-grow-height="false" fo:min-height="0.3504in" fo:min-width="1.3461in"/>
    </style:style>
    <style:style style:name="gr18" style:family="graphic">
      <style:graphic-properties draw:textarea-horizontal-align="justify" draw:textarea-vertical-align="middle" draw:auto-grow-height="false" fo:min-height="0.3394in" fo:min-width="1.3461in"/>
    </style:style>
    <style:style style:name="gr19" style:family="graphic">
      <style:graphic-properties draw:stroke="dash" draw:stroke-dash="Line_20_with_20_Fine_20_Dots" svg:stroke-width="0.0201in" svg:stroke-color="#000000" draw:marker-start-width="0.1087in" draw:marker-end-width="0.1087in" draw:textarea-horizontal-align="center" draw:textarea-vertical-align="middle" fo:padding-top="0.0098in" fo:padding-bottom="0.0098in" fo:padding-left="0.0098in" fo:padding-right="0.0098in"/>
    </style:style>
    <style:style style:name="gr20" style:family="graphic">
      <style:graphic-properties draw:marker-start="Arrowheads_20_1" draw:marker-end="" draw:textarea-horizontal-align="center" draw:textarea-vertical-align="middle"/>
    </style:style>
    <style:style style:name="gr21" style:family="graphic">
      <style:graphic-properties draw:textarea-horizontal-align="justify" draw:textarea-vertical-align="middle" draw:auto-grow-height="false" fo:min-height="0.526in" fo:min-width="1.3461in"/>
    </style:style>
    <style:style style:name="gr22" style:family="graphic">
      <style:graphic-properties draw:stroke="none" svg:stroke-color="#000000" draw:fill="none" draw:fill-color="#ffffff" fo:min-height="0.2106in"/>
    </style:style>
    <style:style style:name="gr23" style:family="graphic">
      <style:graphic-properties draw:textarea-horizontal-align="justify" draw:textarea-vertical-align="middle" draw:auto-grow-height="false" fo:min-height="0.348in" fo:min-width="1.3461in"/>
    </style:style>
    <style:style style:name="gr24" style:family="graphic">
      <style:graphic-properties draw:textarea-horizontal-align="justify" draw:textarea-vertical-align="middle" draw:auto-grow-height="false" fo:min-height="0.3283in" fo:min-width="0.6228in"/>
    </style:style>
    <style:style style:name="gr25" style:family="graphic">
      <style:graphic-properties draw:textarea-horizontal-align="justify" draw:textarea-vertical-align="middle" draw:auto-grow-height="false" fo:min-height="0.5075in" fo:min-width="0.4732in"/>
    </style:style>
    <style:style style:name="gr26" style:family="graphic">
      <style:graphic-properties draw:textarea-horizontal-align="justify" draw:textarea-vertical-align="middle" draw:auto-grow-height="false" fo:min-height="0.5331in" fo:min-width="1.3461in"/>
    </style:style>
    <style:style style:name="gr27" style:family="graphic">
      <style:graphic-properties draw:textarea-horizontal-align="justify" draw:textarea-vertical-align="middle" draw:auto-grow-height="false" fo:min-height="0.211in" fo:min-width="0.211in"/>
    </style:style>
    <style:style style:name="gr28" style:family="graphic">
      <style:graphic-properties draw:stroke="dash" draw:stroke-dash="Ultrafine_20_Dashed" draw:fill="solid" draw:fill-color="#ffffcc" draw:textarea-horizontal-align="justify" draw:textarea-vertical-align="middle" draw:auto-grow-height="false" fo:min-height="0.7906in" fo:min-width="2.3469in" fo:wrap-option="no-wrap" draw:shadow-offset-x="0.1201in" draw:shadow-offset-y="0.1201in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center"/>
      <style:text-properties fo:color="#800000" fo:font-size="16pt" style:font-size-asian="16pt" style:font-size-complex="16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family="'Liberation Serif'" style:font-family-generic="roman" style:font-pitch="variable" fo:font-size="10pt" style:font-family-asian="'Liberation Serif'" style:font-family-generic-asian="roman" style:font-pitch-asian="variable" style:font-size-asian="10pt" style:font-size-complex="10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family="'WenQuanYi Micro Hei'" style:font-pitch="variable" fo:font-size="10pt" style:font-family-asian="'WenQuanYi Micro Hei'" style:font-pitch-asian="variable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800000" fo:font-size="16pt" style:font-size-asian="16pt" style:font-size-complex="16pt"/>
    </style:style>
    <style:style style:name="T5" style:family="text">
      <style:text-properties fo:font-family="'Liberation Serif'" style:font-family-generic="roman" style:font-pitch="variable" fo:font-size="10pt" style:font-family-asian="'Liberation Serif'" style:font-family-generic-asian="roman" style:font-pitch-asian="variable" style:font-size-asian="10pt" style:font-size-complex="10pt"/>
    </style:style>
    <style:style style:name="T6" style:family="text">
      <style:text-properties fo:font-family="'WenQuanYi Micro Hei'" style:font-pitch="variable" fo:font-size="10pt" style:font-family-asian="'WenQuanYi Micro Hei'" style:font-pitch-asian="variable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custom-shape draw:z-index="0" draw:style-name="gr1" draw:text-style-name="P1" svg:width="0.5374in" svg:height="0.5374in" svg:x="2.8835in" svg:y="4.3008in">
            <text:p><text:span text:style-name="T1">case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1" draw:text-style-name="P1" svg:width="0.5374in" svg:height="0.5374in" svg:x="2.8835in" svg:y="4.9602in">
            <text:p><text:span text:style-name="T1">case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1" draw:text-style-name="P1" svg:width="0.5374in" svg:height="0.5374in" svg:x="2.8835in" svg:y="6.8815in">
            <text:p><text:span text:style-name="T1">case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3" draw:style-name="gr1" draw:text-style-name="P1" svg:width="0.5374in" svg:height="0.5374in" svg:x="2.8835in" svg:y="7.5409in">
            <text:p><text:span text:style-name="T1">case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4" draw:style-name="gr1" draw:text-style-name="P1" svg:width="0.5374in" svg:height="0.5374in" svg:x="2.8835in" svg:y="11.8709in">
            <text:p><text:span text:style-name="T1">case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5" draw:style-name="gr1" draw:text-style-name="P1" svg:width="0.5374in" svg:height="0.5374in" svg:x="2.8835in" svg:y="12.5303in">
            <text:p><text:span text:style-name="T1">case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6" draw:style-name="gr1" draw:text-style-name="P1" svg:width="0.5374in" svg:height="0.5374in" svg:x="2.8835in" svg:y="14.4409in">
            <text:p><text:span text:style-name="T1">case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7" draw:style-name="gr1" draw:text-style-name="P1" svg:width="0.5374in" svg:height="0.5374in" svg:x="2.8835in" svg:y="15.1004in">
            <text:p><text:span text:style-name="T1">case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8" draw:style-name="gr1" draw:text-style-name="P1" svg:width="0.5374in" svg:height="0.5374in" svg:x="2.8835in" svg:y="19.4299in">
            <text:p><text:span text:style-name="T1">case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9" draw:style-name="gr1" draw:text-style-name="P1" svg:width="0.5374in" svg:height="0.5374in" svg:x="2.8835in" svg:y="20.0894in">
            <text:p><text:span text:style-name="T1">case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0" draw:style-name="gr2" svg:width="1.3547in" svg:height="1.3547in" svg:x="8.6315in" svg:y="22.0067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1" draw:style-name="gr3" svg:width="1.2469in" svg:height="0.5161in" svg:x="0.1299in" svg:y="35.5059in">
            <text:p text:style-name="P2">kessai_seq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2" draw:style-name="gr3" svg:width="1.2469in" svg:height="0.5161in" svg:x="0.1299in" svg:y="38.2476in">
            <text:p text:style-name="P2">plac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3" draw:style-name="gr3" svg:width="1.2469in" svg:height="0.5161in" svg:x="0.1299in" svg:y="34.1516in">
            <text:p text:style-name="P2">card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4" draw:style-name="gr3" svg:width="1.2469in" svg:height="0.5161in" svg:x="0.1299in" svg:y="29.6992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5" draw:style-name="gr3" svg:width="1.2469in" svg:height="0.5161in" svg:x="0.1299in" svg:y="30.3764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6" draw:style-name="gr3" svg:width="1.2469in" svg:height="0.5161in" svg:x="0.1299in" svg:y="31.0752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7" draw:style-name="gr3" svg:width="1.2469in" svg:height="0.5161in" svg:x="0.1299in" svg:y="31.7634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8" draw:style-name="gr3" svg:width="1.2469in" svg:height="0.5161in" svg:x="0.1299in" svg:y="32.4409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9" draw:style-name="gr3" svg:width="1.2469in" svg:height="0.5161in" svg:x="0.1299in" svg:y="27.311in">
            <text:p text:style-name="P2">mail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20" draw:style-name="gr3" svg:width="1.2469in" svg:height="0.5161in" svg:x="0.1299in" svg:y="27.9882in">
            <text:p text:style-name="P2">mail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21" draw:style-name="gr3" svg:width="1.2469in" svg:height="0.5161in" svg:x="0.1299in" svg:y="24.7335in">
            <text:p text:style-name="P2">mailtex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22" draw:style-name="gr3" svg:width="1.2469in" svg:height="0.5161in" svg:x="0.1299in" svg:y="25.5937in">
            <text:p text:style-name="P2">mailtex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23" draw:style-name="gr3" svg:width="1.2469in" svg:height="0.5161in" svg:x="0.1299in" svg:y="16.7205in">
            <text:p text:style-name="P2">mem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24" draw:style-name="gr3" svg:width="1.2469in" svg:height="0.5161in" svg:x="0.1299in" svg:y="17.4087in">
            <text:p text:style-name="P2">mem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25" draw:style-name="gr3" svg:width="1.2469in" svg:height="0.5161in" svg:x="0.1299in" svg:y="18.0862in">
            <text:p text:style-name="P2">mem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26" draw:style-name="gr3" svg:width="1.2469in" svg:height="0.5161in" svg:x="0.1299in" svg:y="18.785in">
            <text:p text:style-name="P2">mem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27" draw:style-name="gr3" svg:width="1.2469in" svg:height="0.5161in" svg:x="0.1083in" svg:y="11.2681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28" draw:style-name="gr3" svg:width="1.2469in" svg:height="0.5161in" svg:x="0.1299in" svg:y="13.1287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29" draw:style-name="gr3" svg:width="1.2469in" svg:height="0.5161in" svg:x="0.1299in" svg:y="13.8169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0" draw:style-name="gr3" svg:width="1.2469in" svg:height="0.5161in" svg:x="0.1299in" svg:y="9.2252in">
            <text:p text:style-name="P2">entrylist, 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1" draw:style-name="gr3" svg:width="1.2469in" svg:height="0.5161in" svg:x="0.1299in" svg:y="9.9028in">
            <text:p text:style-name="P2">entrylist, 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2" draw:style-name="gr3" svg:width="1.2469in" svg:height="0.5161in" svg:x="0.1299in" svg:y="3.7449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3" draw:style-name="gr3" svg:width="1.2469in" svg:height="0.5161in" svg:x="0.1299in" svg:y="5.6441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4" draw:style-name="gr3" svg:width="1.2469in" svg:height="0.5161in" svg:x="0.1299in" svg:y="6.3323in">
            <text:p text:style-name="P2">event_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5" draw:style-name="gr3" svg:width="1.2469in" svg:height="0.5161in" svg:x="0.1299in" svg:y="0.5154in">
            <text:p text:style-name="P2">user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6" draw:style-name="gr3" svg:width="1.2469in" svg:height="0.5161in" svg:x="7.111in" svg:y="2.5583in">
            <text:p text:style-name="P2">log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7" draw:style-name="gr3" svg:width="1.2469in" svg:height="0.5161in" svg:x="0.1299in" svg:y="40.115in">
            <text:p text:style-name="P2">memlis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8" draw:style-name="gr3" svg:width="1.2469in" svg:height="0.5161in" svg:x="10.4642in" svg:y="23.198in">
            <text:p text:style-name="P2">mail_queu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http://jawhm.localhost/mailsystem/mem/login.php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ogin.php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←</text:p>
          </table:table-cell>
          <table:table-cell office:value-type="string" calcext:value-type="string">
            <text:p>php/fnc_require.php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office:value-type="string" calcext:value-type="string">
            <text:p>←</text:p>
          </table:table-cell>
          <table:table-cell office:value-type="string" calcext:value-type="string">
            <text:p>php/fnc_functions.php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←</text:p>
          </table:table-cell>
          <table:table-cell table:style-name="Default" office:value-type="string" calcext:value-type="string">
            <text:p>php/fnc_inputfield.ph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←</text:p>
          </table:table-cell>
          <table:table-cell table:style-name="Default" office:value-type="string" calcext:value-type="string">
            <text:p>php/tmp_body.php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>
            <text:p>←</text:p>
          </table:table-cell>
          <table:table-cell table:style-name="Default" office:value-type="string" calcext:value-type="string">
            <text:p>php/tmp_header.php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string" calcext:value-type="string">
            <text:p>←</text:p>
          </table:table-cell>
          <table:table-cell office:value-type="string" calcext:value-type="string">
            <text:p>php/tmp_footer.php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→→</text:p>
          </table:table-cell>
          <table:table-cell office:value-type="string" calcext:value-type="string">
            <text:p>index.php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←</text:p>
          </table:table-cell>
          <table:table-cell office:value-type="string" calcext:value-type="string">
            <text:p>main.php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string" calcext:value-type="string">
            <text:p>←</text:p>
          </table:table-cell>
          <table:table-cell office:value-type="string" calcext:value-type="string">
            <text:p>php/fnc_logincheck.php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string" calcext:value-type="string">
            <text:p>←</text:p>
          </table:table-cell>
          <table:table-cell table:style-name="Default" office:value-type="string" calcext:value-type="string">
            <text:p>php/fnc_menu.php</text:p>
          </table:table-cell>
          <table:table-cell table:style-name="Default"/>
          <table:table-cell table:number-columns-repeated="1017"/>
        </table:table-row>
        <table:table-row table:style-name="ro3">
          <table:table-cell table:number-columns-repeated="4"/>
          <table:table-cell table:style-name="Default"/>
          <table:table-cell table:style-name="ce3" office:value-type="string" calcext:value-type="string">
            <text:p>←</text:p>
          </table:table-cell>
          <table:table-cell office:value-type="string" calcext:value-type="string">
            <text:p>php/fnc_require.php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←</text:p>
          </table:table-cell>
          <table:table-cell office:value-type="string" calcext:value-type="string">
            <text:p>php/tmp_body.php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イベント検索</text:p>
          </table:table-cell>
          <table:table-cell table:style-name="ce2" table:number-columns-repeated="3"/>
          <table:table-cell table:style-name="ce6" table:number-columns-repeated="3"/>
          <table:table-cell table:style-name="ce2"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http://jawhm.localhost/mailsystem/mem/main/event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3" office:value-type="string" calcext:value-type="string">
            <text:p>eve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Search</text:p>
          </table:table-cell>
          <table:table-cell office:value-type="string" calcext:value-type="string">
            <text:p>fncSereventList(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data/event/event_ser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ser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CSV</text:p>
          </table:table-cell>
          <table:table-cell office:value-type="string" calcext:value-type="string">
            <text:p>fncSereventCsv(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table:style-name="Default" office:value-type="string" calcext:value-type="string">
            <text:p>/mailsystem/mem/csv/event/event_csv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csv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3"/>
          <table:table-cell table:style-name="Default"/>
          <table:table-cell table:number-columns-repeated="4"/>
          <table:table-cell table:style-name="ce3"/>
          <table:table-cell table:number-columns-repeated="1015"/>
        </table:table-row>
        <table:table-row table:style-name="ro4">
          <table:table-cell table:number-columns-repeated="2"/>
          <table:table-cell table:style-name="ce4" office:value-type="string" calcext:value-type="string">
            <text:p>B 新しいイベントを登録する</text:p>
          </table:table-cell>
          <table:table-cell table:style-name="Default" office:value-type="string" calcext:value-type="string">
            <text:p>fnceventShow('')</text:p>
          </table:table-cell>
          <table:table-cell table:number-columns-repeated="4"/>
          <table:table-cell table:style-name="ce3"/>
          <table:table-cell/>
          <table:table-cell table:style-name="ce4" office:value-type="string" calcext:value-type="string">
            <text:p>B 登録</text:p>
          </table:table-cell>
          <table:table-cell table:style-name="Default" office:value-type="string" calcext:value-type="string">
            <text:p>fnceventPost('form_event_edit')</text:p>
          </table:table-cell>
          <table:table-cell table:number-columns-repeated="4"/>
          <table:table-cell table:style-name="ce3"/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table:style-name="Default" office:value-type="string" calcext:value-type="string">
            <text:p>/mailsystem/mem/data/event/event_show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show</text:p>
          </table:table-cell>
          <table:table-cell/>
          <table:table-cell table:style-name="ce3" office:value-type="string" calcext:value-type="string">
            <text:p>ajax→</text:p>
          </table:table-cell>
          <table:table-cell table:style-name="Default" office:value-type="string" calcext:value-type="string">
            <text:p>/mailsystem/mem/data/event/event_edit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edit</text:p>
          </table:table-cell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3"/>
          <table:table-cell table:style-name="Default"/>
          <table:table-cell table:number-columns-repeated="4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office:value-type="string" calcext:value-type="string">
            <text:p>id = ''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3"/>
          <table:table-cell table:style-name="Default"/>
          <table:table-cell table:number-columns-repeated="4"/>
          <table:table-cell table:style-name="ce3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d != ''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イベント検索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予約検索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ttp://jawhm.localhost/mailsystem/mem/main/yoyaku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3" office:value-type="string" calcext:value-type="string">
            <text:p>yoyaku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B Search</text:p>
          </table:table-cell>
          <table:table-cell office:value-type="string" calcext:value-type="string">
            <text:p>fncSeryoyakuList()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data/yoyaku/yoyaku_show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yoyaku_ser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CSV</text:p>
          </table:table-cell>
          <table:table-cell office:value-type="string" calcext:value-type="string">
            <text:p>fncSeryoyakuCsv(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data/yoyaku/yoyaku_show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yoyaku_csv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予約状況リスト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ttp://jawhm.localhost/mailsystem/mem/main/event/list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3" office:value-type="string" calcext:value-type="string">
            <text:p>li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Search</text:p>
          </table:table-cell>
          <table:table-cell office:value-type="string" calcext:value-type="string">
            <text:p>fncSereventList(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/mailsystem/mem/data/event/event_ser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ser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o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CSV</text:p>
          </table:table-cell>
          <table:table-cell office:value-type="string" calcext:value-type="string">
            <text:p>fncSereventCsv(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table:style-name="Default" office:value-type="string" calcext:value-type="string">
            <text:p>/mailsystem/mem/csv/event/event_csv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csv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B 新しいイベントを登録する</text:p>
          </table:table-cell>
          <table:table-cell table:style-name="Default" office:value-type="string" calcext:value-type="string">
            <text:p>fnceventShow(''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table:style-name="Default" office:value-type="string" calcext:value-type="string">
            <text:p>/mailsystem/mem/data/event/event_show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show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d != ''</text:p>
          </table:table-cell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d = ''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メンバー（有料会員）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メンバー管理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ttp://jawhm.localhost/mailsystem/mem/main/mem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3" office:value-type="string" calcext:value-type="string">
            <text:p>me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 Search</text:p>
          </table:table-cell>
          <table:table-cell office:value-type="string" calcext:value-type="string">
            <text:p>fncSermemList(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data/mem/mem_ser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mem_ser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 CSV</text:p>
          </table:table-cell>
          <table:table-cell office:value-type="string" calcext:value-type="string">
            <text:p>fncSermemCsv(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csv/mem/mem_csv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mem_csv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ヤマト</text:p>
          </table:table-cell>
          <table:table-cell office:value-type="string" calcext:value-type="string">
            <text:p>fncSermemYamato(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csv/mem/mem_yamato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mem_yamato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新しいメンバーを登録する</text:p>
          </table:table-cell>
          <table:table-cell office:value-type="string" calcext:value-type="string">
            <text:p>fncmemShow(''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/mailsystem/mem/data/mem/mem_show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office:value-type="string" calcext:value-type="string">
            <text:p>mem_show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d != ''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d = ''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>
            <text:p>メール配信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一斉配信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ttp://jawhm.localhost/mailsystem/mem/main/mail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3" office:value-type="string" calcext:value-type="string">
            <text:p>mai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 協会メール会員宛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/mailsystem/mem/main/mail/kt_ippan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kt_ippa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 セミナー予約者宛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/mailsystem/mem/main/mail/se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se</text:p>
          </table:table-cell>
          <table:table-cell table:number-columns-repeated="1015"/>
        </table:table-row>
        <table:table-row table:style-name="ro2">
          <table:table-cell table:number-columns-repeated="11"/>
          <table:table-cell table:style-name="Default"/>
          <table:table-cell office:value-type="string" calcext:value-type="string">
            <text:p>B 送信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L メンバー登録済み顧客宛</text:p>
          </table:table-cell>
          <table:table-cell table:style-name="Default" table:number-columns-repeated="5"/>
          <table:table-cell table:number-columns-repeated="3"/>
          <table:table-cell table:style-name="Default"/>
          <table:table-cell/>
          <table:table-cell office:value-type="string" calcext:value-type="string">
            <text:p>/mailsystem/mem/main/mail/send</text:p>
          </table:table-cell>
          <table:table-cell table:number-columns-repeated="2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send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/mailsystem/mem/main/mail/jw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jw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 求職外国人宛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/mailsystem/mem/main/mail/kt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kt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テンプレート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http://jawhm.localhost/mailsystem/mem/main/mailtemp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3" office:value-type="string" calcext:value-type="string">
            <text:p>mailtemp</text:p>
          </table:table-cell>
          <table:table-cell table:number-columns-repeated="3"/>
          <table:table-cell table:style-name="ce9"/>
          <table:table-cell/>
          <table:table-cell office:value-type="string" calcext:value-type="string">
            <text:p>- tu dong gui mail sau khi dang ky event ?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9"/>
          <table:table-cell table:number-columns-repeated="1013"/>
        </table:table-row>
        <table:table-row table:style-name="ro6">
          <table:table-cell table:number-columns-repeated="2"/>
          <table:table-cell office:value-type="string" calcext:value-type="string">
            <text:p>B セミナー出席者へのサンキューメール</text:p>
          </table:table-cell>
          <table:table-cell office:value-type="string" calcext:value-type="string">
            <text:p>fnctempShow('auto_seminar_shusseki')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B 登録</text:p>
          </table:table-cell>
          <table:table-cell office:value-type="string" calcext:value-type="string">
            <text:p>fncPost('form_mailtemp_edit')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data/mailtemp/edit</text:p>
          </table:table-cell>
          <table:table-cell table:number-columns-repeated="2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dit</text:p>
          </table:table-cell>
          <table:table-cell/>
          <table:table-cell table:style-name="ce9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9"/>
          <table:table-cell table:number-columns-repeated="1013"/>
        </table:table-row>
        <table:table-row table:style-name="ro4">
          <table:table-cell table:number-columns-repeated="2"/>
          <table:table-cell office:value-type="string" calcext:value-type="string">
            <text:p>B セミナー欠席者へのご案内メール</text:p>
          </table:table-cell>
          <table:table-cell office:value-type="string" calcext:value-type="string">
            <text:p>fnctempShow('auto_seminar_kesseki')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B 登録</text:p>
          </table:table-cell>
          <table:table-cell office:value-type="string" calcext:value-type="string">
            <text:p>fncPost('form_mailtemp_edit')</text:p>
          </table:table-cell>
          <table:table-cell table:number-columns-repeated="5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data/mailtemp/edit</text:p>
          </table:table-cell>
          <table:table-cell table:number-columns-repeated="2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dit</text:p>
          </table:table-cell>
          <table:table-cell/>
          <table:table-cell table:style-name="ce9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メアド情報更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ttp://jawhm.localhost/mailsystem/mem/main/mail/haihaisend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5" office:value-type="string" calcext:value-type="string">
            <text:p>mail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haihaise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登録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/mailsystem/mem/main/mail/haihaisendgo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8" office:value-type="string" calcext:value-type="string">
            <text:p>haihaisendgo</text:p>
          </table:table-cell>
          <table:table-cell/>
          <table:table-cell office:value-type="string" calcext:value-type="string">
            <text:p>Line 355</text:p>
          </table:table-cell>
          <table:table-cell office:value-type="string" calcext:value-type="string">
            <text:p>$csv_file = "/var/www/vhosts/jawhm.or.jp/httpdocs/sendcsv/test.csv";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削除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Default" office:value-type="string" calcext:value-type="string">
            <text:p>/mailsystem/mem/main/mail/haihaisenddel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8" office:value-type="string" calcext:value-type="string">
            <text:p>haihaisenddel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イベント一括登録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イベント一括登録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ttp://jawhm.localhost/mailsystem/mem/main/event2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3" office:value-type="string" calcext:value-type="string">
            <text:p>event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一括掲載</text:p>
          </table:table-cell>
          <table:table-cell office:value-type="string" calcext:value-type="string">
            <text:p>fncgo(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/mailsystem/mem/data/event2/event_go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go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仮確認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/seminar/check_seminar.php</text:p>
          </table:table-cell>
          <table:table-cell table:number-columns-repeated="6"/>
          <table:table-cell office:value-type="string" calcext:value-type="string">
            <text:p>http://www.jawhm.or.jp/seminar/check_seminar.php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CSV</text:p>
          </table:table-cell>
          <table:table-cell office:value-type="string" calcext:value-type="string">
            <text:p>fncSereventCsv(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csv/event2/event_csv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csv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 Search</text:p>
          </table:table-cell>
          <table:table-cell office:value-type="string" calcext:value-type="string">
            <text:p>fncSereventList(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data/event2/event_ser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ser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新しいイベントを登録する</text:p>
          </table:table-cell>
          <table:table-cell office:value-type="string" calcext:value-type="string">
            <text:p>fnceventShow(''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data/event2/event_show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event_show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決済管理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カード手動決済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ttp://jawhm.localhost/mailsystem/mem/main/zeus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3" office:value-type="string" calcext:value-type="string">
            <text:p>ze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決済番号発行</text:p>
          </table:table-cell>
          <table:table-cell office:value-type="string" calcext:value-type="string">
            <text:p>fncNetCard(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ajax→</text:p>
          </table:table-cell>
          <table:table-cell office:value-type="string" calcext:value-type="string">
            <text:p>/mailsystem/mem/data/zeus/netcard</text:p>
          </table:table-cell>
          <table:table-cell table:number-columns-repeated="3"/>
          <table:table-cell office:value-type="string" calcext:value-type="string">
            <text:p>$data_param[2]</text:p>
          </table:table-cell>
          <table:table-cell table:style-name="ce3" office:value-type="string" calcext:value-type="string">
            <text:p>netcard</text:p>
          </table:table-cell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http://jawhm.localhost/card/pay/Wkk5ExaRqGhSwLskgnNRu5gCYkIYtJ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コンビニ手動決済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http://jawhm.localhost/mailsystem/mem/main/zeus/convmanu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3" office:value-type="string" calcext:value-type="string">
            <text:p>convman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 コンビニ決済予約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https://www.digitalcheck.jp/settle/settle3/bp3.dll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>
            <text:p>その他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画像アップロード</text:p>
          </table:table-cell>
          <table:table-cell/>
          <table:table-cell office:value-type="string" calcext:value-type="string">
            <text:p>http://www.jawhm.or.jp/mailsystem/tools/upload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ttp://jawhm.localhost/mailsystem/tools/upload/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地域編集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http://jawhm.localhost/mailsystem/mem/main/place</text:p>
          </table:table-cell>
          <table:table-cell table:number-columns-repeated="4"/>
          <table:table-cell office:value-type="string" calcext:value-type="string">
            <text:p>$data_param[1]</text:p>
          </table:table-cell>
          <table:table-cell table:style-name="ce3" office:value-type="string" calcext:value-type="string">
            <text:p>place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ダッシュボード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メンバー登録画面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://jawhm.localhost/mailsystem/newmember.php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http://jawhm.localhost/mailsystem/index.ph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://jawhm.localhost/mailsystem/userlist.php</text:p>
          </table:table-cell>
          <table:table-cell table:number-columns-repeated="1023"/>
        </table:table-row>
        <table:table-row table:style-name="ro1" table:number-rows-repeated="104833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shapes>
          <draw:custom-shape draw:z-index="0" draw:style-name="gr4" draw:text-style-name="P3" svg:width="0.839in" svg:height="0.3555in" svg:x="0.9224in" svg:y="1.8272in">
            <text:p text:style-name="P2"><text:span text:style-name="T2">event_lis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1" draw:style-name="gr5" draw:text-style-name="P5" svg:width="3.3567in" svg:height="0.8567in" svg:x="2.0598in" svg:y="1.6248in">
            <text:p text:style-name="P4"><text:span text:style-name="T1">Get event information with condition</text:span></text:p>
            <text:p text:style-name="P4"><text:span text:style-name="T1">place = tokyo</text:span></text:p>
            <text:p text:style-name="P4"><text:span text:style-name="T1">starttime &lt;= date_add(now(), interval "0 0" day_hour )</text:span></text:p>
            <text:p text:style-name="P4"><text:span text:style-name="T1">hiduke = date_sub(current_date(), INTERVAL 0 DAY)</text:span></text:p>
            <draw:enhanced-geometry svg:viewBox="0 0 21600 21600" draw:text-areas="800 800 20800 20800" draw:type="round-rectangular-callout" draw:modifiers="-2132.89550838513 7947.45062011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4" draw:text-style-name="P3" svg:width="0.839in" svg:height="0.3555in" svg:x="0.9224in" svg:y="2.748in">
            <text:p text:style-name="P2"><text:span text:style-name="T2">mailtex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3" draw:style-name="gr5" draw:text-style-name="P5" svg:width="3.3567in" svg:height="0.8567in" svg:x="2.0598in" svg:y="2.5622in">
            <text:p text:style-name="P4"><text:span text:style-name="T1">// </text:span><text:span text:style-name="T1">出席者にメール</text:span></text:p>
            <text:p text:style-name="P4"><text:span text:style-name="T1">Get mail template information</text:span></text:p>
            <text:p text:style-name="P4"><text:span text:style-name="T1">keycd = "auto_seminar_shusseki_tokyo"</text:span></text:p>
            <draw:enhanced-geometry svg:viewBox="0 0 21600 21600" draw:text-areas="800 800 20800 20800" draw:type="round-rectangular-callout" draw:modifiers="-2132.89550838513 7947.45062011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4" draw:text-style-name="P3" svg:width="0.839in" svg:height="0.3555in" svg:x="7.1531in" svg:y="1.8272in">
            <text:p text:style-name="P2"><text:span text:style-name="T2">event_lis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5" draw:style-name="gr5" draw:text-style-name="P5" svg:width="3.3567in" svg:height="0.8567in" svg:x="8.2906in" svg:y="1.6248in">
            <text:p text:style-name="P4"><text:span text:style-name="T1">Get event information with condition</text:span></text:p>
            <text:p text:style-name="P4"><text:span text:style-name="T1">place = tokyo</text:span></text:p>
            <text:p text:style-name="P4"><text:span text:style-name="T1"/></text:p>
            <text:p text:style-name="P4"><text:span text:style-name="T1">hiduke = date_sub(current_date(), INTERVAL 1 DAY) </text:span></text:p>
            <draw:enhanced-geometry svg:viewBox="0 0 21600 21600" draw:text-areas="800 800 20800 20800" draw:type="round-rectangular-callout" draw:modifiers="-2132.89550838513 7947.45062011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style-name="gr4" draw:text-style-name="P3" svg:width="0.839in" svg:height="0.3555in" svg:x="7.1531in" svg:y="2.748in">
            <text:p text:style-name="P2"><text:span text:style-name="T2">mailtex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7" draw:style-name="gr5" draw:text-style-name="P5" svg:width="3.3567in" svg:height="0.8567in" svg:x="8.2906in" svg:y="2.5622in">
            <text:p text:style-name="P4"><text:span text:style-name="T1">// </text:span><text:span text:style-name="T1">欠席者にメール</text:span></text:p>
            <text:p text:style-name="P4"><text:span text:style-name="T1">Get mail template information</text:span></text:p>
            <text:p text:style-name="P4"><text:span text:style-name="T1">keycd = "auto_seminar_kesseki"</text:span></text:p>
            <draw:enhanced-geometry svg:viewBox="0 0 21600 21600" draw:text-areas="800 800 20800 20800" draw:type="round-rectangular-callout" draw:modifiers="-2132.89550838513 7947.45062011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style-name="gr4" draw:text-style-name="P3" svg:width="0.839in" svg:height="0.3555in" svg:x="0.9224in" svg:y="3.7016in">
            <text:p text:style-name="P2"><text:span text:style-name="T2">entrylis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9" draw:style-name="gr5" draw:text-style-name="P5" svg:width="3.3567in" svg:height="0.8567in" svg:x="2.0598in" svg:y="3.5157in">
            <text:p text:style-name="P4"><text:span text:style-name="T1">// </text:span><text:span text:style-name="T1">該当者抽出</text:span></text:p>
            <text:p text:style-name="P4"><text:span text:style-name="T1">stat = "2" </text:span></text:p>
            <text:p text:style-name="P4"><text:span text:style-name="T1">mailstat &lt;&gt; "5" </text:span></text:p>
            <text:p text:style-name="P4"><text:span text:style-name="T1">mailstat &lt;&gt; "9" </text:span></text:p>
            <text:p text:style-name="P4"><text:span text:style-name="T1">seminarid = "'.$cur_id.'"</text:span></text:p>
            <draw:enhanced-geometry svg:viewBox="0 0 21600 21600" draw:text-areas="800 800 20800 20800" draw:type="round-rectangular-callout" draw:modifiers="-2132.89550838513 7947.45062011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style-name="gr6" draw:text-style-name="P6" svg:width="0.978in" svg:height="0.978in" svg:x="0.8803in" svg:y="4.7106in">
            <text:p><text:span text:style-name="T3">entrylist data != NULL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11" draw:style-name="gr7" draw:text-style-name="P2" svg:x1="1.8693in" svg:y1="5.2205in" svg:x2="2.8161in" svg:y2="5.2205in">
            <text:p/>
          </draw:line>
          <draw:rect draw:z-index="12" draw:style-name="gr8" draw:text-style-name="P2" svg:width="1.0051in" svg:height="0.3071in" svg:x="2.7831in" svg:y="5.0909in">
            <text:p text:style-name="P2">send mail</text:p>
          </draw:rect>
          <draw:rect draw:z-index="13" draw:style-name="gr8" draw:text-style-name="P3" svg:width="1.4539in" svg:height="0.3394in" svg:x="4.2701in" svg:y="5.0669in">
            <text:p text:style-name="P2"><text:span text:style-name="T2">Udpate mailstat = "5"</text:span></text:p>
          </draw:rect>
          <draw:line draw:z-index="14" draw:style-name="gr7" draw:text-style-name="P2" svg:x1="3.7858in" svg:y1="5.2205in" svg:x2="4.3177in" svg:y2="5.2205in">
            <text:p/>
          </draw:line>
          <draw:custom-shape draw:z-index="15" draw:style-name="gr4" draw:text-style-name="P3" svg:width="0.839in" svg:height="0.3555in" svg:x="7.1114in" svg:y="3.7016in">
            <text:p text:style-name="P2"><text:span text:style-name="T2">entrylis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16" draw:style-name="gr5" draw:text-style-name="P5" svg:width="3.3567in" svg:height="0.8567in" svg:x="8.2488in" svg:y="3.5157in">
            <text:p text:style-name="P4"><text:span text:style-name="T1">// </text:span><text:span text:style-name="T1">該当者抽出</text:span></text:p>
            <text:p text:style-name="P4"><text:span text:style-name="T1">stat = "1" </text:span></text:p>
            <text:p text:style-name="P4"><text:span text:style-name="T1">mailstat &lt;&gt; "5" </text:span></text:p>
            <text:p text:style-name="P4"><text:span text:style-name="T1">mailstat &lt;&gt; "9" </text:span></text:p>
            <text:p text:style-name="P4"><text:span text:style-name="T1">seminarid = "'.$cur_id.'"</text:span></text:p>
            <draw:enhanced-geometry svg:viewBox="0 0 21600 21600" draw:text-areas="800 800 20800 20800" draw:type="round-rectangular-callout" draw:modifiers="-2132.89550838513 7947.45062011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7" draw:style-name="gr9" draw:text-style-name="P7" svg:width="2.1622in" svg:height="0.8539in" svg:x="3.3154in" svg:y="0.1067in">
            <text:p text:style-name="P2"><text:span text:style-name="T4">CRON</text:span><text:span text:style-name="T4"><text:line-break/></text:span><text:span text:style-name="T4">yoyakukanri.php</text:span></text:p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</table:shapes>
        <table:table-column table:style-name="co1" table:number-columns-repeated="1024" table:default-cell-style-name="ce12"/>
        <table:table-row table:style-name="ro6">
          <table:table-cell table:style-name="ce10" office:value-type="string" calcext:value-type="string">
            <text:p>// 仮予約キャンセル</text:p>
          </table:table-cell>
          <table:table-cell table:number-columns-repeated="6"/>
          <table:table-cell table:style-name="ce11"/>
          <table:table-cell table:number-columns-repeated="1016"/>
        </table:table-row>
        <table:table-row table:style-name="ro3">
          <table:table-cell table:style-name="ce11"/>
          <table:table-cell table:number-columns-repeated="6"/>
          <table:table-cell table:style-name="ce11"/>
          <table:table-cell table:number-columns-repeated="1016"/>
        </table:table-row>
        <table:table-row table:style-name="ro7">
          <table:table-cell table:style-name="ce10" office:value-type="string" calcext:value-type="string">
            <text:p>// キャンセル待ち処理</text:p>
          </table:table-cell>
          <table:table-cell table:number-columns-repeated="6"/>
          <table:table-cell table:style-name="ce11"/>
          <table:table-cell table:number-columns-repeated="1016"/>
        </table:table-row>
        <table:table-row table:style-name="ro3">
          <table:table-cell table:style-name="ce11"/>
          <table:table-cell table:number-columns-repeated="6"/>
          <table:table-cell table:style-name="ce11"/>
          <table:table-cell table:number-columns-repeated="1016"/>
        </table:table-row>
        <table:table-row table:style-name="ro3">
          <table:table-cell table:style-name="ce11" office:value-type="string" calcext:value-type="string">
            <text:p>①回</text:p>
          </table:table-cell>
          <table:table-cell table:number-columns-repeated="6"/>
          <table:table-cell table:style-name="ce11" office:value-type="string" calcext:value-type="string">
            <text:p>②回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20h</text:p>
          </table:table-cell>
          <table:table-cell table:number-columns-repeated="6"/>
          <table:table-cell table:style-name="ce11" office:value-type="string" calcext:value-type="string">
            <text:p>12h</text:p>
          </table:table-cell>
          <table:table-cell table:number-columns-repeated="1016"/>
        </table:table-row>
        <table:table-row table:style-name="ro3">
          <table:table-cell table:style-name="ce11" table:number-columns-repeated="2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OKYO, NAGOYA, OSAKA, FUKUOKA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3">
          <table:table-cell table:number-columns-repeated="15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3" table:number-rows-repeated="33">
          <table:table-cell table:number-columns-repeated="1024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shapes>
          <draw:circle draw:z-index="0" draw:style-name="gr10" draw:text-style-name="P2" svg:width="0.2665in" svg:height="0.2665in" svg:x="1.4209in" svg:y="0.2827in">
            <text:p/>
          </draw:circle>
          <draw:custom-shape draw:z-index="1" draw:style-name="gr11" draw:text-style-name="P3" svg:width="1.3957in" svg:height="0.5346in" svg:x="0.8563in" svg:y="0.8807in">
            <text:p text:style-name="P2"><text:span text:style-name="T2">情報を入力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style-name="gr12" svg:width="0.7138in" svg:height="0.724in" svg:x="1.1972in" svg:y="1.7689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3" draw:style-name="gr13" draw:text-style-name="P2" svg:x1="1.9394in" svg:y1="2.1339in" svg:x2="2.6287in" svg:y2="2.1339in">
            <text:p/>
          </draw:line>
          <draw:frame draw:z-index="4" draw:style-name="gr14" draw:text-style-name="P1" svg:width="0.6228in" svg:height="0.1941in" svg:x="1.2425in" svg:y="1.9382in">
            <draw:text-box>
              <text:p text:style-name="P2"><text:span text:style-name="T1">insert</text:span></text:p>
            </draw:text-box>
          </draw:frame>
          <draw:frame draw:z-index="5" draw:style-name="gr14" draw:text-style-name="P1" svg:width="0.6228in" svg:height="0.1941in" svg:x="1.2425in" svg:y="2.5205in">
            <draw:text-box>
              <text:p text:style-name="P2"><text:span text:style-name="T1">update</text:span></text:p>
            </draw:text-box>
          </draw:frame>
          <draw:line draw:z-index="6" draw:style-name="gr13" draw:text-style-name="P2" svg:x1="1.5539in" svg:y1="2.4917in" svg:x2="1.5539in" svg:y2="2.8386in">
            <text:p/>
          </draw:line>
          <draw:custom-shape draw:z-index="7" draw:style-name="gr15" draw:text-style-name="P8" svg:width="1.3461in" svg:height="0.3492in" svg:x="2.6634in" svg:y="1.9524in">
            <text:p text:style-name="P2"><text:span text:style-name="T1">DB</text:span><text:span text:style-name="T1">に保存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8" draw:style-name="gr16" draw:text-style-name="P8" svg:width="1.3461in" svg:height="0.3575in" svg:x="0.8811in" svg:y="2.8386in">
            <text:p text:style-name="P2"><text:span text:style-name="T1">DB</text:span><text:span text:style-name="T1">に更新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9" draw:style-name="gr17" draw:text-style-name="P8" svg:width="1.3461in" svg:height="0.3504in" svg:x="0.8811in" svg:y="3.5567in">
            <text:p text:style-name="P2"><text:span text:style-name="T1">event id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10" draw:style-name="gr10" draw:text-style-name="P2" svg:x1="3.3646in" svg:y1="2.2697in" svg:x2="3.3646in" svg:y2="3.7421in">
            <text:p/>
          </draw:line>
          <draw:line draw:z-index="11" draw:style-name="gr13" draw:text-style-name="P2" svg:x1="3.3642in" svg:y1="3.748in" svg:x2="2.2181in" svg:y2="3.748in">
            <text:p/>
          </draw:line>
          <draw:line draw:z-index="12" draw:style-name="gr13" draw:text-style-name="P2" svg:x1="1.5539in" svg:y1="3.2024in" svg:x2="1.5539in" svg:y2="3.5657in">
            <text:p/>
          </draw:line>
          <draw:custom-shape draw:z-index="13" draw:style-name="gr18" draw:text-style-name="P8" svg:width="1.3461in" svg:height="0.3394in" svg:x="0.8811in" svg:y="4.2677in">
            <text:p text:style-name="P2"><text:span text:style-name="T1">Call function </text:span></text:p>
            <text:p text:style-name="P2"><text:span text:style-name="T1">GC_Edit(even id)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14" draw:style-name="gr13" draw:text-style-name="P2" svg:x1="1.5539in" svg:y1="3.9059in" svg:x2="1.5539in" svg:y2="4.2693in">
            <text:p/>
          </draw:line>
          <draw:line draw:z-index="15" draw:style-name="gr19" draw:text-style-name="P2" svg:x1="4.4374in" svg:y1="0.2839in" svg:x2="4.4374in" svg:y2="9.7484in">
            <text:p/>
          </draw:line>
          <draw:line draw:z-index="16" draw:style-name="gr20" draw:text-style-name="P2" svg:x1="2.2555in" svg:y1="4.4394in" svg:x2="5.3709in" svg:y2="4.4394in">
            <text:p/>
          </draw:line>
          <draw:custom-shape draw:z-index="17" draw:style-name="gr21" draw:text-style-name="P8" svg:width="1.3461in" svg:height="0.526in" svg:x="5.3287in" svg:y="4.1331in">
            <text:p text:style-name="P2"><text:span text:style-name="T1">Get information </text:span></text:p>
            <text:p text:style-name="P2"><text:span text:style-name="T1">from event_list</text:span></text:p>
            <text:p text:style-name="P2"><text:span text:style-name="T1">by event ID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18" draw:style-name="gr13" draw:text-style-name="P2" svg:x1="1.5539in" svg:y1="1.4197in" svg:x2="1.5539in" svg:y2="1.7669in">
            <text:p/>
          </draw:line>
          <draw:line draw:z-index="19" draw:style-name="gr13" draw:text-style-name="P2" svg:x1="1.5539in" svg:y1="0.5496in" svg:x2="1.5539in" svg:y2="0.8807in">
            <text:p/>
          </draw:line>
          <draw:frame draw:z-index="20" draw:style-name="gr22" draw:text-style-name="P8" svg:width="1.1087in" svg:height="0.2106in" svg:x="3.3311in" svg:y="4.2579in">
            <draw:text-box>
              <text:p text:style-name="P2"><text:span text:style-name="T1">fnc_functions.php</text:span></text:p>
            </draw:text-box>
          </draw:frame>
          <draw:custom-shape draw:z-index="21" draw:style-name="gr23" draw:text-style-name="P9" svg:width="1.3461in" svg:height="0.348in" svg:x="7.2811in" svg:y="4.2594in">
            <text:p text:style-name="P2"><text:span text:style-name="T5">カレンダー書き込み</text:span></text:p>
            <text:p text:style-name="P2"><text:span text:style-name="T5">GC_Init()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22" draw:style-name="gr13" draw:text-style-name="P2" svg:x1="6.687in" svg:y1="4.4445in" svg:x2="7.252in" svg:y2="4.4445in">
            <text:p/>
          </draw:line>
          <draw:custom-shape draw:z-index="23" draw:style-name="gr24" draw:text-style-name="P8" svg:width="0.6224in" svg:height="0.6224in" svg:x="3.489in" svg:y="2.5697in">
            <text:p text:style-name="P2"><text:span text:style-name="T1">event_lis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24" draw:style-name="gr24" draw:text-style-name="P8" svg:width="0.6224in" svg:height="0.6224in" svg:x="5.6799in" svg:y="3.3626in">
            <text:p text:style-name="P2"><text:span text:style-name="T1">event_lis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25" draw:style-name="gr23" draw:text-style-name="P9" svg:width="1.3461in" svg:height="0.348in" svg:x="10.5764in" svg:y="4.2594in">
            <text:p text:style-name="P2"><text:span text:style-name="T5">GC_getEve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6" draw:style-name="gr25" draw:text-style-name="P10" svg:width="0.9465in" svg:height="1.0146in" svg:x="9.115in" svg:y="3.9264in">
            <text:p text:style-name="P2"><text:span text:style-name="T3">Field </text:span></text:p>
            <text:p text:style-name="P2"><text:span text:style-name="T3">event_list.gcod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27" draw:style-name="gr13" draw:text-style-name="P2" svg:x1="10.0437in" svg:y1="4.4445in" svg:x2="10.6087in" svg:y2="4.4445in">
            <text:p/>
          </draw:line>
          <draw:frame draw:z-index="28" draw:style-name="gr14" draw:text-style-name="P6" svg:width="0.6228in" svg:height="0.1941in" svg:x="9.9268in" svg:y="4.1976in">
            <draw:text-box>
              <text:p text:style-name="P2"><text:span text:style-name="T3">Not empty</text:span></text:p>
            </draw:text-box>
          </draw:frame>
          <draw:line draw:z-index="29" draw:style-name="gr13" draw:text-style-name="P2" svg:x1="8.5953in" svg:y1="4.4445in" svg:x2="9.1602in" svg:y2="4.4445in">
            <text:p/>
          </draw:line>
          <draw:line draw:z-index="30" draw:style-name="gr13" draw:text-style-name="P2" svg:x1="7.9539in" svg:y1="4.6295in" svg:x2="7.9539in" svg:y2="5.1555in">
            <text:p/>
          </draw:line>
          <draw:custom-shape draw:z-index="31" draw:style-name="gr21" draw:text-style-name="P9" svg:width="1.3461in" svg:height="0.526in" svg:x="7.2811in" svg:y="5.148in">
            <text:p text:style-name="P2"><text:span text:style-name="T5">Get information </text:span></text:p>
            <text:p text:style-name="P2"><text:span text:style-name="T5">from entrylist</text:span></text:p>
            <text:p text:style-name="P2"><text:span text:style-name="T5">by event ID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2" draw:style-name="gr23" draw:text-style-name="P9" svg:width="1.3461in" svg:height="0.348in" svg:x="7.2811in" svg:y="6.0374in">
            <text:p text:style-name="P2"><text:span text:style-name="T5">GC_createEvent</text:span></text:p>
            <text:p text:style-name="P2"><text:span text:style-name="T5">=&gt; $g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33" draw:style-name="gr13" draw:text-style-name="P2" svg:x1="7.9539in" svg:y1="5.6811in" svg:x2="7.9539in" svg:y2="6.0516in">
            <text:p/>
          </draw:line>
          <draw:custom-shape draw:z-index="34" draw:style-name="gr26" draw:text-style-name="P9" svg:width="1.3461in" svg:height="0.5331in" svg:x="7.2811in" svg:y="6.7409in">
            <text:p text:style-name="P2"><text:span text:style-name="T5">Update gcode, crmid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5" draw:style-name="gr24" draw:text-style-name="P8" svg:width="0.6224in" svg:height="0.6224in" svg:x="6.3469in" svg:y="6.6957in">
            <text:p text:style-name="P2"><text:span text:style-name="T1">event_lis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36" draw:style-name="gr24" draw:text-style-name="P8" svg:width="0.6224in" svg:height="0.6224in" svg:x="6.3469in" svg:y="5.1252in">
            <text:p text:style-name="P2"><text:span text:style-name="T5">entrylist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z-index="37" draw:style-name="gr13" draw:text-style-name="P2" svg:x1="7.9539in" svg:y1="6.3996in" svg:x2="7.9539in" svg:y2="6.7701in">
            <text:p/>
          </draw:line>
          <draw:line draw:z-index="38" draw:style-name="gr13" draw:text-style-name="P2" svg:x1="7.9539in" svg:y1="7.2736in" svg:x2="7.9539in" svg:y2="7.6441in">
            <text:p/>
          </draw:line>
          <draw:custom-shape draw:z-index="39" draw:style-name="gr26" draw:text-style-name="P9" svg:width="1.3461in" svg:height="0.5331in" svg:x="7.2811in" svg:y="7.6299in">
            <text:p text:style-name="P2"><text:span text:style-name="T5">メール内容を作成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0" draw:style-name="gr26" draw:text-style-name="P9" svg:width="1.3461in" svg:height="0.5331in" svg:x="7.2811in" svg:y="8.5335in">
            <text:p text:style-name="P2"><text:span text:style-name="T5">メールを送信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41" draw:style-name="gr13" draw:text-style-name="P2" svg:x1="7.9539in" svg:y1="8.1626in" svg:x2="7.9539in" svg:y2="8.5331in">
            <text:p/>
          </draw:line>
          <draw:custom-shape draw:z-index="42" draw:style-name="gr18" draw:text-style-name="P8" svg:width="1.3461in" svg:height="0.3394in" svg:x="0.8811in" svg:y="4.9787in">
            <text:p text:style-name="P2"><text:span text:style-name="T1">Return messag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43" draw:style-name="gr13" draw:text-style-name="P2" svg:x1="1.5539in" svg:y1="4.6169in" svg:x2="1.5539in" svg:y2="4.9803in">
            <text:p/>
          </draw:line>
          <draw:line draw:z-index="44" draw:style-name="gr13" draw:text-style-name="P2" svg:x1="1.5539in" svg:y1="5.328in" svg:x2="1.5539in" svg:y2="5.6913in">
            <text:p/>
          </draw:line>
          <draw:custom-shape draw:z-index="45" draw:style-name="gr27" svg:width="0.2961in" svg:height="0.2961in" svg:x="1.4059in" svg:y="5.689in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z-index="46" draw:style-name="gr28" draw:text-style-name="P11" svg:width="2.5343in" svg:height="0.8535in" svg:x="9.0457in" svg:y="6.4945in">
            <text:p text:style-name="P2"><text:span text:style-name="T6">カレンダー変更：（</text:span><text:span text:style-name="T6">ID)</text:span></text:p>
            <draw:enhanced-geometry svg:viewBox="0 0 21600 21600" draw:text-areas="800 800 20800 20800" draw:type="round-rectangular-callout" draw:modifiers="-3888.53681267474 29686.3070539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7" draw:style-name="gr9" draw:text-style-name="P7" svg:width="2.1622in" svg:height="0.8539in" svg:x="4.5165in" svg:y="0.0835in">
            <text:p text:style-name="P2"><text:span text:style-name="T4">STAFF</text:span><text:span text:style-name="T4">関係</text:span></text:p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</table:shapes>
        <table:table-column table:style-name="co1" table:number-columns-repeated="17" table:default-cell-style-name="Default"/>
        <table:table-row table:style-name="ro8">
          <table:table-cell table:style-name="ce13" office:value-type="string" calcext:value-type="string">
            <text:p>イベント新規登録</text:p>
          </table:table-cell>
          <table:table-cell table:style-name="ce14" table:number-columns-repeated="4"/>
          <table:table-cell table:number-columns-repeated="12"/>
        </table:table-row>
        <table:table-row table:style-name="ro3" table:number-rows-repeated="57">
          <table:table-cell table:number-columns-repeated="17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Line_20_with_20_Fine_20_Dots" draw:display-name="Line with Fine Dots" draw:style="rect" draw:dots1="1" draw:dots1-length="0.7902in" draw:dots2="10" draw:distance="0.0598in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scale-to="4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5:08:07.303767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 Khang</meta:initial-creator>
    <meta:creation-date>2015-01-21T15:50:24</meta:creation-date>
    <dc:date>2015-01-30T15:08:19.311609980</dc:date>
    <meta:editing-duration>PT19H3M8S</meta:editing-duration>
    <meta:editing-cycles>165</meta:editing-cycles>
    <meta:generator>LibreOffice/4.3.5.2$Linux_X86_64 LibreOffice_project/430m0$Build-2</meta:generator>
    <meta:printed-by>Le Khang</meta:printed-by>
    <meta:print-date>2015-01-23T14:45:56</meta:print-date>
    <meta:document-statistic meta:table-count="3" meta:cell-count="268" meta:object-count="105"/>
  </office:meta>
</office:document-meta>
</file>